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8mm"/>
    </style:style>
    <style:style style:name="co2" style:family="table-column">
      <style:table-column-properties fo:break-before="auto" style:column-width="10.78mm"/>
    </style:style>
    <style:style style:name="co3" style:family="table-column">
      <style:table-column-properties fo:break-before="auto" style:column-width="24.62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60.31mm"/>
    </style:style>
    <style:style style:name="co6" style:family="table-column">
      <style:table-column-properties fo:break-before="auto" style:column-width="79.11mm"/>
    </style:style>
    <style:style style:name="co7" style:family="table-column">
      <style:table-column-properties fo:break-before="auto" style:column-width="41.91mm"/>
    </style:style>
    <style:style style:name="co8" style:family="table-column">
      <style:table-column-properties fo:break-before="auto" style:column-width="73.2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style:font-name-asian="Droid Sans Fallback" style:font-name-complex="Arial2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5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start" fo:margin-left="0mm"/>
    </style:style>
    <style:style style:name="ce16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1"/>
        <table:table-column table:style-name="co5" table:default-cell-style-name="ce2"/>
        <table:table-column table:style-name="co6" table:default-cell-style-name="ce13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Default80</text:p>
          </table:table-cell>
          <table:table-cell table:style-name="ce7" office:value-type="string" calcext:value-type="string">
            <text:p>Default45</text:p>
          </table:table-cell>
          <table:table-cell table:style-name="ce1" office:value-type="string" calcext:value-type="string">
            <text:p>Name</text:p>
          </table:table-cell>
          <table:table-cell table:style-name="ce12" office:value-type="string" calcext:value-type="string">
            <text:p>Remark</text:p>
          </table:table-cell>
          <table:table-cell table:style-name="ce1" office:value-type="string" calcext:value-type="string">
            <text:p>ReadCommand</text:p>
          </table:table-cell>
          <table:table-cell table:style-name="ce1" office:value-type="string" calcext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style-name="ce3" office:value-type="string" calcext:value-type="string">
            <text:p>0x1008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Gen4 (Renault Twizy)11 November 2011 12</text:p>
          </table:table-cell>
          <table:table-cell table:style-name="ce9"/>
          <table:table-cell table:style-name="ce3" office:value-type="string" calcext:value-type="string">
            <text:p>Product name</text:p>
          </table:table-cell>
          <table:table-cell table:style-name="ce14"/>
          <table:table-cell table:style-name="ce3" table:formula="of:=&quot;CFG READS &quot;&amp;MID([.A3];3;4)&amp;&quot; &quot;&amp;MID([.B3];3;2)" office:value-type="string" office:string-value="CFG READS 1008 00" calcext:value-type="string">
            <text:p>CFG READS 1008 0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00003</text:p>
          </table:table-cell>
          <table:table-cell table:style-name="ce8"/>
          <table:table-cell office:value-type="string" calcext:value-type="string">
            <text:p>Hardware version</text:p>
          </table:table-cell>
          <table:table-cell/>
          <table:table-cell table:formula="of:=&quot;CFG READS &quot;&amp;MID([.A4];3;4)&amp;&quot; &quot;&amp;MID([.B4];3;2)" office:value-type="string" office:string-value="CFG READS 1009 00" calcext:value-type="string">
            <text:p>CFG READS 1009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712.0001</text:p>
          </table:table-cell>
          <table:table-cell table:style-name="ce8"/>
          <table:table-cell office:value-type="string" calcext:value-type="string">
            <text:p>Software version</text:p>
          </table:table-cell>
          <table:table-cell/>
          <table:table-cell table:formula="of:=&quot;CFG READS &quot;&amp;MID([.A5];3;4)&amp;&quot; &quot;&amp;MID([.B5];3;2)" office:value-type="string" office:string-value="CFG READS 100a 00" calcext:value-type="string">
            <text:p>CFG READS 100a 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12302d</text:p>
          </table:table-cell>
          <table:table-cell table:style-name="ce10" office:value-type="string" calcext:value-type="string">
            <text:p>0x0712301b</text:p>
          </table:table-cell>
          <table:table-cell office:value-type="string" calcext:value-type="string">
            <text:p>Controller type</text:p>
          </table:table-cell>
          <table:table-cell table:style-name="ce15" office:value-type="string" calcext:value-type="string">
            <text:p>0712h = Gen4, 30h = 48V, 2dh = 450 A</text:p>
            <text:p>Twizy45: 1b = 275 A</text:p>
          </table:table-cell>
          <table:table-cell table:formula="of:=&quot;CFG READ &quot;&amp;MID([.A7];3;4)&amp;&quot; &quot;&amp;MID([.B7];3;2)" office:value-type="string" office:string-value="CFG READ 1018 02" calcext:value-type="string">
            <text:p>CFG READ 1018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010019</text:p>
          </table:table-cell>
          <table:table-cell table:style-name="ce10" office:value-type="string" calcext:value-type="string">
            <text:p>0x00010019</text:p>
          </table:table-cell>
          <table:table-cell office:value-type="string" calcext:value-type="string">
            <text:p>Controller revision</text:p>
          </table:table-cell>
          <table:table-cell/>
          <table:table-cell table:formula="of:=&quot;CFG READ &quot;&amp;MID([.A8];3;4)&amp;&quot; &quot;&amp;MID([.B8];3;2)" office:value-type="string" office:string-value="CFG READ 1018 03" calcext:value-type="string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ery current limit source</text:p>
          </table:table-cell>
          <table:table-cell office:value-type="string" calcext:value-type="string">
            <text:p>4 = BMS, 3 = profiles, 1 = max currents, 0 = off</text:p>
          </table:table-cell>
          <table:table-cell table:formula="of:=&quot;CFG READ &quot;&amp;MID([.A10];3;4)&amp;&quot; &quot;&amp;MID([.B10];3;2)" office:value-type="string" office:string-value="CFG READ 2870 01" calcext:value-type="string">
            <text:p>CFG READ 287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Max discharge current (A)</text:p>
          </table:table-cell>
          <table:table-cell/>
          <table:table-cell table:formula="of:=&quot;CFG READ &quot;&amp;MID([.A11];3;4)&amp;&quot; &quot;&amp;MID([.B11];3;2)" office:value-type="string" office:string-value="CFG READ 2870 02" calcext:value-type="string">
            <text:p>CFG READ 287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3</text:p>
          </table:table-cell>
          <table:table-cell table:style-name="ce5" office:value-type="float" office:value="65336" calcext:value-type="float">
            <text:p>65336</text:p>
          </table:table-cell>
          <table:table-cell/>
          <table:table-cell office:value-type="string" calcext:value-type="string">
            <text:p>Max charge current (A)</text:p>
          </table:table-cell>
          <table:table-cell office:value-type="string" calcext:value-type="string">
            <text:p>int16 = -200</text:p>
          </table:table-cell>
          <table:table-cell table:formula="of:=&quot;CFG READ &quot;&amp;MID([.A12];3;4)&amp;&quot; &quot;&amp;MID([.B12];3;2)" office:value-type="string" office:string-value="CFG READ 2870 03" calcext:value-type="string">
            <text:p>CFG READ 287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charge current level (%)</text:p>
          </table:table-cell>
          <table:table-cell/>
          <table:table-cell table:formula="of:=&quot;CFG READ &quot;&amp;MID([.A13];3;4)&amp;&quot; &quot;&amp;MID([.B13];3;2)" office:value-type="string" office:string-value="CFG READ 2870 04" calcext:value-type="string">
            <text:p>CFG READ 287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arge current level (%)</text:p>
          </table:table-cell>
          <table:table-cell/>
          <table:table-cell table:formula="of:=&quot;CFG READ &quot;&amp;MID([.A14];3;4)&amp;&quot; &quot;&amp;MID([.B14];3;2)" office:value-type="string" office:string-value="CFG READ 2870 05" calcext:value-type="string">
            <text:p>CFG READ 287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float" office:value="4608" calcext:value-type="float">
            <text:p>4608</text:p>
          </table:table-cell>
          <table:table-cell table:style-name="ce8" office:value-type="float" office:value="2688" calcext:value-type="float">
            <text:p>2688</text:p>
          </table:table-cell>
          <table:table-cell office:value-type="string" calcext:value-type="string">
            <text:p>Battery limit discharge power</text:p>
          </table:table-cell>
          <table:table-cell office:value-type="string" calcext:value-type="string">
            <text:p>fixed by BMS in mode 4</text:p>
          </table:table-cell>
          <table:table-cell table:formula="of:=&quot;CFG READ &quot;&amp;MID([.A15];3;4)&amp;&quot; &quot;&amp;MID([.B15];3;2)" office:value-type="string" office:string-value="CFG READ 2870 06" calcext:value-type="string">
            <text:p>CFG READ 287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float" office:value="64896" calcext:value-type="float">
            <text:p>64896</text:p>
          </table:table-cell>
          <table:table-cell table:style-name="ce8" office:value-type="float" office:value="64896" calcext:value-type="float">
            <text:p>64896</text:p>
          </table:table-cell>
          <table:table-cell office:value-type="string" calcext:value-type="string">
            <text:p>Battery limit charge power</text:p>
          </table:table-cell>
          <table:table-cell office:value-type="string" calcext:value-type="string">
            <text:p>int16, fixed by BMS in mode 4</text:p>
          </table:table-cell>
          <table:table-cell table:formula="of:=&quot;CFG READ &quot;&amp;MID([.A16];3;4)&amp;&quot; &quot;&amp;MID([.B16];3;2)" office:value-type="string" office:string-value="CFG READ 2870 07" calcext:value-type="string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float" office:value="65493" calcext:value-type="float">
            <text:p>65493</text:p>
          </table:table-cell>
          <table:table-cell table:style-name="ce8" office:value-type="float" office:value="65493" calcext:value-type="float">
            <text:p>65493</text:p>
          </table:table-cell>
          <table:table-cell office:value-type="string" calcext:value-type="string">
            <text:p>Battery limit charge current</text:p>
          </table:table-cell>
          <table:table-cell office:value-type="string" calcext:value-type="string">
            <text:p>int16</text:p>
          </table:table-cell>
          <table:table-cell table:formula="of:=&quot;CFG READ &quot;&amp;MID([.A18];3;4)&amp;&quot; &quot;&amp;MID([.B18];3;2)" office:value-type="string" office:string-value="CFG READ 4623 01" calcext:value-type="string">
            <text:p>CFG READ 4623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float" office:value="314" calcext:value-type="float">
            <text:p>314</text:p>
          </table:table-cell>
          <table:table-cell table:style-name="ce8" office:value-type="float" office:value="184" calcext:value-type="float">
            <text:p>184</text:p>
          </table:table-cell>
          <table:table-cell office:value-type="string" calcext:value-type="string">
            <text:p>Battery limit discharge current</text:p>
          </table:table-cell>
          <table:table-cell/>
          <table:table-cell table:formula="of:=&quot;CFG READ &quot;&amp;MID([.A19];3;4)&amp;&quot; &quot;&amp;MID([.B19];3;2)" office:value-type="string" office:string-value="CFG READ 4623 02" calcext:value-type="string">
            <text:p>CFG READ 462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attery limit cutback current</text:p>
          </table:table-cell>
          <table:table-cell/>
          <table:table-cell table:formula="of:=&quot;CFG READ &quot;&amp;MID([.A20];3;4)&amp;&quot; &quot;&amp;MID([.B20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float" office:value="560" calcext:value-type="float">
            <text:p>560</text:p>
          </table:table-cell>
          <table:table-cell table:style-name="ce8" office:value-type="float" office:value="560" calcext:value-type="float">
            <text:p>560</text:p>
          </table:table-cell>
          <table:table-cell office:value-type="string" calcext:value-type="string">
            <text:p>Motor rated voltage</text:p>
          </table:table-cell>
          <table:table-cell/>
          <table:table-cell table:formula="of:=&quot;CFG READ &quot;&amp;MID([.A22];3;4)&amp;&quot; &quot;&amp;MID([.B22];3;2)" office:value-type="string" office:string-value="CFG READ 4640 01" calcext:value-type="string">
            <text:p>CFG READ 464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float" office:value="2800" calcext:value-type="float">
            <text:p>2800</text:p>
          </table:table-cell>
          <table:table-cell table:style-name="ce8" office:value-type="float" office:value="2800" calcext:value-type="float">
            <text:p>2800</text:p>
          </table:table-cell>
          <table:table-cell office:value-type="string" calcext:value-type="string">
            <text:p>Motor rated phase current</text:p>
          </table:table-cell>
          <table:table-cell/>
          <table:table-cell table:formula="of:=&quot;CFG READ &quot;&amp;MID([.A23];3;4)&amp;&quot; &quot;&amp;MID([.B23];3;2)" office:value-type="string" office:string-value="CFG READ 4640 02" calcext:value-type="string">
            <text:p>CFG READ 464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4500" calcext:value-type="float">
            <text:p>4500</text:p>
          </table:table-cell>
          <table:table-cell office:value-type="string" calcext:value-type="string">
            <text:p>Motor rated rpm</text:p>
          </table:table-cell>
          <table:table-cell/>
          <table:table-cell table:formula="of:=&quot;CFG READ &quot;&amp;MID([.A24];3;4)&amp;&quot; &quot;&amp;MID([.B24];3;2)" office:value-type="string" office:string-value="CFG READ 4640 03" calcext:value-type="string">
            <text:p>CFG READ 464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float" office:value="1072" calcext:value-type="float">
            <text:p>1072</text:p>
          </table:table-cell>
          <table:table-cell table:style-name="ce8" office:value-type="float" office:value="1072" calcext:value-type="float">
            <text:p>1072</text:p>
          </table:table-cell>
          <table:table-cell office:value-type="string" calcext:value-type="string">
            <text:p>Motor rated frequency</text:p>
          </table:table-cell>
          <table:table-cell/>
          <table:table-cell table:formula="of:=&quot;CFG READ &quot;&amp;MID([.A25];3;4)&amp;&quot; &quot;&amp;MID([.B25];3;2)" office:value-type="string" office:string-value="CFG READ 4640 04" calcext:value-type="string">
            <text:p>CFG READ 464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128" calcext:value-type="float">
            <text:p>128</text:p>
          </table:table-cell>
          <table:table-cell office:value-type="string" calcext:value-type="string">
            <text:p>Motor rated power</text:p>
          </table:table-cell>
          <table:table-cell/>
          <table:table-cell table:formula="of:=&quot;CFG READ &quot;&amp;MID([.A26];3;4)&amp;&quot; &quot;&amp;MID([.B26];3;2)" office:value-type="string" office:string-value="CFG READ 4640 05" calcext:value-type="string">
            <text:p>CFG READ 464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float" office:value="29491" calcext:value-type="float">
            <text:p>29491</text:p>
          </table:table-cell>
          <table:table-cell table:style-name="ce8" office:value-type="float" office:value="29491" calcext:value-type="float">
            <text:p>29491</text:p>
          </table:table-cell>
          <table:table-cell office:value-type="string" calcext:value-type="string">
            <text:p>Motor power factor</text:p>
          </table:table-cell>
          <table:table-cell/>
          <table:table-cell table:formula="of:=&quot;CFG READ &quot;&amp;MID([.A27];3;4)&amp;&quot; &quot;&amp;MID([.B27];3;2)" office:value-type="string" office:string-value="CFG READ 4640 06" calcext:value-type="string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float" office:value="450" calcext:value-type="float">
            <text:p>450</text:p>
          </table:table-cell>
          <table:table-cell table:style-name="ce8" office:value-type="float" office:value="290" calcext:value-type="float">
            <text:p>290</text:p>
          </table:table-cell>
          <table:table-cell office:value-type="string" calcext:value-type="string">
            <text:p>Motor max stator current (A)</text:p>
          </table:table-cell>
          <table:table-cell/>
          <table:table-cell table:formula="of:=&quot;CFG READ &quot;&amp;MID([.A29];3;4)&amp;&quot; &quot;&amp;MID([.B29];3;2)" office:value-type="string" office:string-value="CFG READ 4641 02" calcext:value-type="string">
            <text:p>CFG READ 4641 02</text:p>
          </table:table-cell>
          <table:table-cell table:style-name="ce5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float" office:value="5120" calcext:value-type="float">
            <text:p>5120</text:p>
          </table:table-cell>
          <table:table-cell table:style-name="ce2" office:value-type="float" office:value="8960" calcext:value-type="float">
            <text:p>8960</text:p>
          </table:table-cell>
          <table:table-cell office:value-type="string" calcext:value-type="string">
            <text:p>Min magnetising current (A/256)</text:p>
          </table:table-cell>
          <table:table-cell/>
          <table:table-cell table:formula="of:=&quot;CFG READ &quot;&amp;MID([.A30];3;4)&amp;&quot; &quot;&amp;MID([.B30];3;2)" office:value-type="string" office:string-value="CFG READ 4641 03" calcext:value-type="string">
            <text:p>CFG READ 4641 03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float" office:value="14080" calcext:value-type="float">
            <text:p>14080</text:p>
          </table:table-cell>
          <table:table-cell table:style-name="ce2" office:value-type="float" office:value="14080" calcext:value-type="float">
            <text:p>14080</text:p>
          </table:table-cell>
          <table:table-cell office:value-type="string" calcext:value-type="string">
            <text:p>Max magnetising current (A/64)</text:p>
          </table:table-cell>
          <table:table-cell/>
          <table:table-cell table:formula="of:=&quot;CFG READ &quot;&amp;MID([.A31];3;4)&amp;&quot; &quot;&amp;MID([.B31];3;2)" office:value-type="string" office:string-value="CFG READ 4641 04" calcext:value-type="string">
            <text:p>CFG READ 4641 04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0x4641</text:p>
          </table:table-cell>
          <table:table-cell table:style-name="ce4" office:value-type="string" calcext:value-type="string">
            <text:p>0x0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Rated stator current (A)</text:p>
          </table:table-cell>
          <table:table-cell/>
          <table:table-cell table:formula="of:=&quot;CFG READ &quot;&amp;MID([.A32];3;4)&amp;&quot; &quot;&amp;MID([.B32];3;2)" office:value-type="string" office:string-value="CFG READ 4641 07" calcext:value-type="string">
            <text:p>CFG READ 4641 07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float" office:value="450000" calcext:value-type="float">
            <text:p>450000</text:p>
          </table:table-cell>
          <table:table-cell table:style-name="ce8" office:value-type="float" office:value="270000" calcext:value-type="float">
            <text:p>270000</text:p>
          </table:table-cell>
          <table:table-cell office:value-type="string" calcext:value-type="string">
            <text:p>Current limit (mA)</text:p>
          </table:table-cell>
          <table:table-cell/>
          <table:table-cell table:formula="of:=&quot;CFG READ &quot;&amp;MID([.A33];3;4)&amp;&quot; &quot;&amp;MID([.B33];3;2)" office:value-type="string" office:string-value="CFG READ 6075 00" calcext:value-type="string">
            <text:p>CFG READ 6075 00</text:p>
          </table:table-cell>
          <table:table-cell table:style-name="ce5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8" office:value-type="float" office:value="11000" calcext:value-type="float">
            <text:p>11000</text:p>
          </table:table-cell>
          <table:table-cell office:value-type="string" calcext:value-type="string">
            <text:p>Motor max rpm</text:p>
          </table:table-cell>
          <table:table-cell/>
          <table:table-cell table:formula="of:=&quot;CFG READ &quot;&amp;MID([.A35];3;4)&amp;&quot; &quot;&amp;MID([.B35];3;2)" office:value-type="string" office:string-value="CFG READ 4624 00" calcext:value-type="string">
            <text:p>CFG READ 4624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float" office:value="57000" calcext:value-type="float">
            <text:p>57000</text:p>
          </table:table-cell>
          <table:table-cell table:style-name="ce8" office:value-type="float" office:value="33000" calcext:value-type="float">
            <text:p>33000</text:p>
          </table:table-cell>
          <table:table-cell office:value-type="string" calcext:value-type="string">
            <text:p>Motor rated torque (mNm)</text:p>
          </table:table-cell>
          <table:table-cell/>
          <table:table-cell table:formula="of:=&quot;CFG READ &quot;&amp;MID([.A36];3;4)&amp;&quot; &quot;&amp;MID([.B36];3;2)" office:value-type="string" office:string-value="CFG READ 2916 01" calcext:value-type="string">
            <text:p>CFG READ 2916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float" office:value="55000" calcext:value-type="float">
            <text:p>55000</text:p>
          </table:table-cell>
          <table:table-cell table:style-name="ce8" office:value-type="float" office:value="33000" calcext:value-type="float">
            <text:p>33000</text:p>
          </table:table-cell>
          <table:table-cell office:value-type="string" calcext:value-type="string">
            <text:p>Peak torque (mNm)</text:p>
          </table:table-cell>
          <table:table-cell/>
          <table:table-cell table:formula="of:=&quot;CFG READ &quot;&amp;MID([.A37];3;4)&amp;&quot; &quot;&amp;MID([.B37];3;2)" office:value-type="string" office:string-value="CFG READ 6076 00" calcext:value-type="string">
            <text:p>CFG READ 6076 0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lux curve torque 1</text:p>
          </table:table-cell>
          <table:table-cell/>
          <table:table-cell table:formula="of:=&quot;CFG READ &quot;&amp;MID([.A39];3;4)&amp;&quot; &quot;&amp;MID([.B39];3;2)" office:value-type="string" office:string-value="CFG READ 4610 01" calcext:value-type="string">
            <text:p>CFG READ 46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float" office:value="1417" calcext:value-type="float">
            <text:p>1417</text:p>
          </table:table-cell>
          <table:table-cell table:style-name="ce8" office:value-type="float" office:value="1417" calcext:value-type="float">
            <text:p>1417</text:p>
          </table:table-cell>
          <table:table-cell office:value-type="string" calcext:value-type="string">
            <text:p>Flux curve current 1</text:p>
          </table:table-cell>
          <table:table-cell/>
          <table:table-cell table:formula="of:=&quot;CFG READ &quot;&amp;MID([.A40];3;4)&amp;&quot; &quot;&amp;MID([.B40];3;2)" office:value-type="string" office:string-value="CFG READ 4610 02" calcext:value-type="string">
            <text:p>CFG READ 461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float" office:value="160" calcext:value-type="float">
            <text:p>160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Flux curve torque 2</text:p>
          </table:table-cell>
          <table:table-cell/>
          <table:table-cell table:formula="of:=&quot;CFG READ &quot;&amp;MID([.A41];3;4)&amp;&quot; &quot;&amp;MID([.B41];3;2)" office:value-type="string" office:string-value="CFG READ 4610 03" calcext:value-type="string">
            <text:p>CFG READ 46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float" office:value="4224" calcext:value-type="float">
            <text:p>4224</text:p>
          </table:table-cell>
          <table:table-cell table:style-name="ce8" office:value-type="float" office:value="3520" calcext:value-type="float">
            <text:p>3520</text:p>
          </table:table-cell>
          <table:table-cell office:value-type="string" calcext:value-type="string">
            <text:p>Flux curve current 2</text:p>
          </table:table-cell>
          <table:table-cell/>
          <table:table-cell table:formula="of:=&quot;CFG READ &quot;&amp;MID([.A42];3;4)&amp;&quot; &quot;&amp;MID([.B42];3;2)" office:value-type="string" office:string-value="CFG READ 4610 04" calcext:value-type="string">
            <text:p>CFG READ 46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60" calcext:value-type="float">
            <text:p>160</text:p>
          </table:table-cell>
          <table:table-cell office:value-type="string" calcext:value-type="string">
            <text:p>Flux curve torque 3</text:p>
          </table:table-cell>
          <table:table-cell/>
          <table:table-cell table:formula="of:=&quot;CFG READ &quot;&amp;MID([.A43];3;4)&amp;&quot; &quot;&amp;MID([.B43];3;2)" office:value-type="string" office:string-value="CFG READ 4610 05" calcext:value-type="string">
            <text:p>CFG READ 461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float" office:value="5824" calcext:value-type="float">
            <text:p>5824</text:p>
          </table:table-cell>
          <table:table-cell table:style-name="ce8" office:value-type="float" office:value="4704" calcext:value-type="float">
            <text:p>4704</text:p>
          </table:table-cell>
          <table:table-cell office:value-type="string" calcext:value-type="string">
            <text:p>Flux curve current 3</text:p>
          </table:table-cell>
          <table:table-cell/>
          <table:table-cell table:formula="of:=&quot;CFG READ &quot;&amp;MID([.A44];3;4)&amp;&quot; &quot;&amp;MID([.B44];3;2)" office:value-type="string" office:string-value="CFG READ 4610 06" calcext:value-type="string">
            <text:p>CFG READ 461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float" office:value="480" calcext:value-type="float">
            <text:p>480</text:p>
          </table:table-cell>
          <table:table-cell table:style-name="ce8" office:value-type="float" office:value="240" calcext:value-type="float">
            <text:p>240</text:p>
          </table:table-cell>
          <table:table-cell office:value-type="string" calcext:value-type="string">
            <text:p>Flux curve torque 4</text:p>
          </table:table-cell>
          <table:table-cell/>
          <table:table-cell table:formula="of:=&quot;CFG READ &quot;&amp;MID([.A45];3;4)&amp;&quot; &quot;&amp;MID([.B45];3;2)" office:value-type="string" office:string-value="CFG READ 4610 07" calcext:value-type="string">
            <text:p>CFG READ 46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float" office:value="7040" calcext:value-type="float">
            <text:p>7040</text:p>
          </table:table-cell>
          <table:table-cell table:style-name="ce8" office:value-type="float" office:value="5568" calcext:value-type="float">
            <text:p>5568</text:p>
          </table:table-cell>
          <table:table-cell office:value-type="string" calcext:value-type="string">
            <text:p>Flux curve current 4</text:p>
          </table:table-cell>
          <table:table-cell/>
          <table:table-cell table:formula="of:=&quot;CFG READ &quot;&amp;MID([.A46];3;4)&amp;&quot; &quot;&amp;MID([.B46];3;2)" office:value-type="string" office:string-value="CFG READ 4610 08" calcext:value-type="string">
            <text:p>CFG READ 46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320" calcext:value-type="float">
            <text:p>320</text:p>
          </table:table-cell>
          <table:table-cell office:value-type="string" calcext:value-type="string">
            <text:p>Flux curve torque 5</text:p>
          </table:table-cell>
          <table:table-cell/>
          <table:table-cell table:formula="of:=&quot;CFG READ &quot;&amp;MID([.A47];3;4)&amp;&quot; &quot;&amp;MID([.B47];3;2)" office:value-type="string" office:string-value="CFG READ 4610 09" calcext:value-type="string">
            <text:p>CFG READ 46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float" office:value="8256" calcext:value-type="float">
            <text:p>8256</text:p>
          </table:table-cell>
          <table:table-cell table:style-name="ce8" office:value-type="float" office:value="6464" calcext:value-type="float">
            <text:p>6464</text:p>
          </table:table-cell>
          <table:table-cell office:value-type="string" calcext:value-type="string">
            <text:p>Flux curve current 5</text:p>
          </table:table-cell>
          <table:table-cell/>
          <table:table-cell table:formula="of:=&quot;CFG READ &quot;&amp;MID([.A48];3;4)&amp;&quot; &quot;&amp;MID([.B48];3;2)" office:value-type="string" office:string-value="CFG READ 4610 0a" calcext:value-type="string">
            <text:p>CFG READ 4610 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float" office:value="800" calcext:value-type="float">
            <text:p>800</text:p>
          </table:table-cell>
          <table:table-cell table:style-name="ce8" office:value-type="float" office:value="368" calcext:value-type="float">
            <text:p>368</text:p>
          </table:table-cell>
          <table:table-cell office:value-type="string" calcext:value-type="string">
            <text:p>Flux curve torque 6</text:p>
          </table:table-cell>
          <table:table-cell/>
          <table:table-cell table:formula="of:=&quot;CFG READ &quot;&amp;MID([.A49];3;4)&amp;&quot; &quot;&amp;MID([.B49];3;2)" office:value-type="string" office:string-value="CFG READ 4610 0b" calcext:value-type="string">
            <text:p>CFG READ 4610 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float" office:value="9152" calcext:value-type="float">
            <text:p>9152</text:p>
          </table:table-cell>
          <table:table-cell table:style-name="ce8" office:value-type="float" office:value="7104" calcext:value-type="float">
            <text:p>7104</text:p>
          </table:table-cell>
          <table:table-cell office:value-type="string" calcext:value-type="string">
            <text:p>Flux curve current 6</text:p>
          </table:table-cell>
          <table:table-cell/>
          <table:table-cell table:formula="of:=&quot;CFG READ &quot;&amp;MID([.A50];3;4)&amp;&quot; &quot;&amp;MID([.B50];3;2)" office:value-type="string" office:string-value="CFG READ 4610 0c" calcext:value-type="string">
            <text:p>CFG READ 4610 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float" office:value="880" calcext:value-type="float">
            <text:p>880</text:p>
          </table:table-cell>
          <table:table-cell table:style-name="ce8" office:value-type="float" office:value="424" calcext:value-type="float">
            <text:p>424</text:p>
          </table:table-cell>
          <table:table-cell office:value-type="string" calcext:value-type="string">
            <text:p>Flux curve torque 7</text:p>
          </table:table-cell>
          <table:table-cell/>
          <table:table-cell table:formula="of:=&quot;CFG READ &quot;&amp;MID([.A51];3;4)&amp;&quot; &quot;&amp;MID([.B51];3;2)" office:value-type="string" office:string-value="CFG READ 4610 0d" calcext:value-type="string">
            <text:p>CFG READ 4610 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float" office:value="9536" calcext:value-type="float">
            <text:p>9536</text:p>
          </table:table-cell>
          <table:table-cell table:style-name="ce8" office:value-type="float" office:value="7616" calcext:value-type="float">
            <text:p>7616</text:p>
          </table:table-cell>
          <table:table-cell office:value-type="string" calcext:value-type="string">
            <text:p>Flux curve current 7</text:p>
          </table:table-cell>
          <table:table-cell/>
          <table:table-cell table:formula="of:=&quot;CFG READ &quot;&amp;MID([.A52];3;4)&amp;&quot; &quot;&amp;MID([.B52];3;2)" office:value-type="string" office:string-value="CFG READ 4610 0e" calcext:value-type="string">
            <text:p>CFG READ 4610 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float" office:value="964" calcext:value-type="float">
            <text:p>964</text:p>
          </table:table-cell>
          <table:table-cell table:style-name="ce8" office:value-type="float" office:value="480" calcext:value-type="float">
            <text:p>480</text:p>
          </table:table-cell>
          <table:table-cell office:value-type="string" calcext:value-type="string">
            <text:p>Flux curve torque 8</text:p>
          </table:table-cell>
          <table:table-cell/>
          <table:table-cell table:formula="of:=&quot;CFG READ &quot;&amp;MID([.A53];3;4)&amp;&quot; &quot;&amp;MID([.B53];3;2)" office:value-type="string" office:string-value="CFG READ 4610 0f" calcext:value-type="string">
            <text:p>CFG READ 4610 0f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float" office:value="9728" calcext:value-type="float">
            <text:p>9728</text:p>
          </table:table-cell>
          <table:table-cell table:style-name="ce8" office:value-type="float" office:value="8192" calcext:value-type="float">
            <text:p>8192</text:p>
          </table:table-cell>
          <table:table-cell office:value-type="string" calcext:value-type="string">
            <text:p>Flux curve current 8</text:p>
          </table:table-cell>
          <table:table-cell/>
          <table:table-cell table:formula="of:=&quot;CFG READ &quot;&amp;MID([.A54];3;4)&amp;&quot; &quot;&amp;MID([.B54];3;2)" office:value-type="string" office:string-value="CFG READ 4610 10" calcext:value-type="string">
            <text:p>CFG READ 4610 1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float" office:value="1122" calcext:value-type="float">
            <text:p>1122</text:p>
          </table:table-cell>
          <table:table-cell table:style-name="ce8" office:value-type="float" office:value="576" calcext:value-type="float">
            <text:p>576</text:p>
          </table:table-cell>
          <table:table-cell office:value-type="string" calcext:value-type="string">
            <text:p>Flux curve torque 9</text:p>
          </table:table-cell>
          <table:table-cell/>
          <table:table-cell table:formula="of:=&quot;CFG READ &quot;&amp;MID([.A55];3;4)&amp;&quot; &quot;&amp;MID([.B55];3;2)" office:value-type="string" office:string-value="CFG READ 4610 11" calcext:value-type="string">
            <text:p>CFG READ 4610 11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float" office:value="9984" calcext:value-type="float">
            <text:p>9984</text:p>
          </table:table-cell>
          <table:table-cell table:style-name="ce8" office:value-type="float" office:value="8960" calcext:value-type="float">
            <text:p>8960</text:p>
          </table:table-cell>
          <table:table-cell office:value-type="string" calcext:value-type="string">
            <text:p>Flux curve current 9</text:p>
          </table:table-cell>
          <table:table-cell/>
          <table:table-cell table:formula="of:=&quot;CFG READ &quot;&amp;MID([.A56];3;4)&amp;&quot; &quot;&amp;MID([.B56];3;2)" office:value-type="string" office:string-value="CFG READ 4610 12" calcext:value-type="string">
            <text:p>CFG READ 4610 12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float" office:value="880" calcext:value-type="float">
            <text:p>880</text:p>
          </table:table-cell>
          <table:table-cell table:style-name="ce8" office:value-type="float" office:value="520" calcext:value-type="float">
            <text:p>520</text:p>
          </table:table-cell>
          <table:table-cell office:value-type="string" calcext:value-type="string">
            <text:p>Power curve torque 1</text:p>
          </table:table-cell>
          <table:table-cell/>
          <table:table-cell table:formula="of:=&quot;CFG READ &quot;&amp;MID([.A58];3;4)&amp;&quot; &quot;&amp;MID([.B58];3;2)" office:value-type="string" office:string-value="CFG READ 4611 01" calcext:value-type="string">
            <text:p>CFG READ 4611 01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ower curve rpm 1</text:p>
          </table:table-cell>
          <table:table-cell/>
          <table:table-cell table:formula="of:=&quot;CFG READ &quot;&amp;MID([.A59];3;4)&amp;&quot; &quot;&amp;MID([.B59];3;2)" office:value-type="string" office:string-value="CFG READ 4611 02" calcext:value-type="string">
            <text:p>CFG READ 4611 02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float" office:value="880" calcext:value-type="float">
            <text:p>880</text:p>
          </table:table-cell>
          <table:table-cell table:style-name="ce8" office:value-type="float" office:value="520" calcext:value-type="float">
            <text:p>520</text:p>
          </table:table-cell>
          <table:table-cell office:value-type="string" calcext:value-type="string">
            <text:p>Power curve torque 2</text:p>
          </table:table-cell>
          <table:table-cell/>
          <table:table-cell table:formula="of:=&quot;CFG READ &quot;&amp;MID([.A60];3;4)&amp;&quot; &quot;&amp;MID([.B60];3;2)" office:value-type="string" office:string-value="CFG READ 4611 03" calcext:value-type="string">
            <text:p>CFG READ 4611 03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float" office:value="2115" calcext:value-type="float">
            <text:p>2115</text:p>
          </table:table-cell>
          <table:table-cell table:style-name="ce8" office:value-type="float" office:value="2050" calcext:value-type="float">
            <text:p>2050</text:p>
          </table:table-cell>
          <table:table-cell office:value-type="string" calcext:value-type="string">
            <text:p>Power curve rpm 2</text:p>
          </table:table-cell>
          <table:table-cell/>
          <table:table-cell table:formula="of:=&quot;CFG READ &quot;&amp;MID([.A61];3;4)&amp;&quot; &quot;&amp;MID([.B61];3;2)" office:value-type="string" office:string-value="CFG READ 4611 04" calcext:value-type="string">
            <text:p>CFG READ 4611 04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float" office:value="659" calcext:value-type="float">
            <text:p>659</text:p>
          </table:table-cell>
          <table:table-cell table:style-name="ce8" office:value-type="float" office:value="437" calcext:value-type="float">
            <text:p>437</text:p>
          </table:table-cell>
          <table:table-cell office:value-type="string" calcext:value-type="string">
            <text:p>Power curve torque 3</text:p>
          </table:table-cell>
          <table:table-cell/>
          <table:table-cell table:formula="of:=&quot;CFG READ &quot;&amp;MID([.A62];3;4)&amp;&quot; &quot;&amp;MID([.B62];3;2)" office:value-type="string" office:string-value="CFG READ 4611 05" calcext:value-type="string">
            <text:p>CFG READ 4611 05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float" office:value="2700" calcext:value-type="float">
            <text:p>2700</text:p>
          </table:table-cell>
          <table:table-cell table:style-name="ce8" office:value-type="float" office:value="2500" calcext:value-type="float">
            <text:p>2500</text:p>
          </table:table-cell>
          <table:table-cell office:value-type="string" calcext:value-type="string">
            <text:p>Power curve rpm 3</text:p>
          </table:table-cell>
          <table:table-cell/>
          <table:table-cell table:formula="of:=&quot;CFG READ &quot;&amp;MID([.A63];3;4)&amp;&quot; &quot;&amp;MID([.B63];3;2)" office:value-type="string" office:string-value="CFG READ 4611 06" calcext:value-type="string">
            <text:p>CFG READ 4611 06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float" office:value="608" calcext:value-type="float">
            <text:p>608</text:p>
          </table:table-cell>
          <table:table-cell table:style-name="ce8" office:value-type="float" office:value="363" calcext:value-type="float">
            <text:p>363</text:p>
          </table:table-cell>
          <table:table-cell office:value-type="string" calcext:value-type="string">
            <text:p>Power curve torque 4</text:p>
          </table:table-cell>
          <table:table-cell/>
          <table:table-cell table:formula="of:=&quot;CFG READ &quot;&amp;MID([.A64];3;4)&amp;&quot; &quot;&amp;MID([.B64];3;2)" office:value-type="string" office:string-value="CFG READ 4611 07" calcext:value-type="string">
            <text:p>CFG READ 4611 07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3000" calcext:value-type="float">
            <text:p>3000</text:p>
          </table:table-cell>
          <table:table-cell office:value-type="string" calcext:value-type="string">
            <text:p>Power curve rpm 4</text:p>
          </table:table-cell>
          <table:table-cell/>
          <table:table-cell table:formula="of:=&quot;CFG READ &quot;&amp;MID([.A65];3;4)&amp;&quot; &quot;&amp;MID([.B65];3;2)" office:value-type="string" office:string-value="CFG READ 4611 08" calcext:value-type="string">
            <text:p>CFG READ 4611 08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float" office:value="516" calcext:value-type="float">
            <text:p>516</text:p>
          </table:table-cell>
          <table:table-cell table:style-name="ce8" office:value-type="float" office:value="314" calcext:value-type="float">
            <text:p>314</text:p>
          </table:table-cell>
          <table:table-cell office:value-type="string" calcext:value-type="string">
            <text:p>Power curve torque 5</text:p>
          </table:table-cell>
          <table:table-cell/>
          <table:table-cell table:formula="of:=&quot;CFG READ &quot;&amp;MID([.A66];3;4)&amp;&quot; &quot;&amp;MID([.B66];3;2)" office:value-type="string" office:string-value="CFG READ 4611 09" calcext:value-type="string">
            <text:p>CFG READ 4611 09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3500" calcext:value-type="float">
            <text:p>3500</text:p>
          </table:table-cell>
          <table:table-cell office:value-type="string" calcext:value-type="string">
            <text:p>Power curve rpm 5</text:p>
          </table:table-cell>
          <table:table-cell/>
          <table:table-cell table:formula="of:=&quot;CFG READ &quot;&amp;MID([.A67];3;4)&amp;&quot; &quot;&amp;MID([.B67];3;2)" office:value-type="string" office:string-value="CFG READ 4611 0a" calcext:value-type="string">
            <text:p>CFG READ 4611 0a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float" office:value="421" calcext:value-type="float">
            <text:p>421</text:p>
          </table:table-cell>
          <table:table-cell table:style-name="ce8" office:value-type="float" office:value="279" calcext:value-type="float">
            <text:p>279</text:p>
          </table:table-cell>
          <table:table-cell office:value-type="string" calcext:value-type="string">
            <text:p>Power curve torque 6</text:p>
          </table:table-cell>
          <table:table-cell/>
          <table:table-cell table:formula="of:=&quot;CFG READ &quot;&amp;MID([.A68];3;4)&amp;&quot; &quot;&amp;MID([.B68];3;2)" office:value-type="string" office:string-value="CFG READ 4611 0b" calcext:value-type="string">
            <text:p>CFG READ 4611 0b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4000" calcext:value-type="float">
            <text:p>4000</text:p>
          </table:table-cell>
          <table:table-cell office:value-type="string" calcext:value-type="string">
            <text:p>Power curve rpm 6</text:p>
          </table:table-cell>
          <table:table-cell/>
          <table:table-cell table:formula="of:=&quot;CFG READ &quot;&amp;MID([.A69];3;4)&amp;&quot; &quot;&amp;MID([.B69];3;2)" office:value-type="string" office:string-value="CFG READ 4611 0c" calcext:value-type="string">
            <text:p>CFG READ 4611 0c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float" office:value="360" calcext:value-type="float">
            <text:p>360</text:p>
          </table:table-cell>
          <table:table-cell table:style-name="ce8" office:value-type="float" office:value="247" calcext:value-type="float">
            <text:p>247</text:p>
          </table:table-cell>
          <table:table-cell office:value-type="string" calcext:value-type="string">
            <text:p>Power curve torque 7</text:p>
          </table:table-cell>
          <table:table-cell/>
          <table:table-cell table:formula="of:=&quot;CFG READ &quot;&amp;MID([.A70];3;4)&amp;&quot; &quot;&amp;MID([.B70];3;2)" office:value-type="string" office:string-value="CFG READ 4611 0d" calcext:value-type="string">
            <text:p>CFG READ 4611 0d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float" office:value="5500" calcext:value-type="float">
            <text:p>5500</text:p>
          </table:table-cell>
          <table:table-cell table:style-name="ce8" office:value-type="float" office:value="4500" calcext:value-type="float">
            <text:p>4500</text:p>
          </table:table-cell>
          <table:table-cell office:value-type="string" calcext:value-type="string">
            <text:p>Power curve rpm 7</text:p>
          </table:table-cell>
          <table:table-cell/>
          <table:table-cell table:formula="of:=&quot;CFG READ &quot;&amp;MID([.A71];3;4)&amp;&quot; &quot;&amp;MID([.B71];3;2)" office:value-type="string" office:string-value="CFG READ 4611 0e" calcext:value-type="string">
            <text:p>CFG READ 4611 0e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float" office:value="307" calcext:value-type="float">
            <text:p>307</text:p>
          </table:table-cell>
          <table:table-cell table:style-name="ce8" office:value-type="float" office:value="226" calcext:value-type="float">
            <text:p>226</text:p>
          </table:table-cell>
          <table:table-cell office:value-type="string" calcext:value-type="string">
            <text:p>Power curve torque 8</text:p>
          </table:table-cell>
          <table:table-cell/>
          <table:table-cell table:formula="of:=&quot;CFG READ &quot;&amp;MID([.A72];3;4)&amp;&quot; &quot;&amp;MID([.B72];3;2)" office:value-type="string" office:string-value="CFG READ 4611 0f" calcext:value-type="string">
            <text:p>CFG READ 4611 0f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float" office:value="6500" calcext:value-type="float">
            <text:p>6500</text:p>
          </table:table-cell>
          <table:table-cell table:style-name="ce8" office:value-type="float" office:value="5000" calcext:value-type="float">
            <text:p>5000</text:p>
          </table:table-cell>
          <table:table-cell office:value-type="string" calcext:value-type="string">
            <text:p>Power curve rpm 8</text:p>
          </table:table-cell>
          <table:table-cell/>
          <table:table-cell table:formula="of:=&quot;CFG READ &quot;&amp;MID([.A73];3;4)&amp;&quot; &quot;&amp;MID([.B73];3;2)" office:value-type="string" office:string-value="CFG READ 4611 10" calcext:value-type="string">
            <text:p>CFG READ 4611 10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float" office:value="273" calcext:value-type="float">
            <text:p>273</text:p>
          </table:table-cell>
          <table:table-cell table:style-name="ce8" office:value-type="float" office:value="195" calcext:value-type="float">
            <text:p>195</text:p>
          </table:table-cell>
          <table:table-cell office:value-type="string" calcext:value-type="string">
            <text:p>Power curve torque 9</text:p>
          </table:table-cell>
          <table:table-cell/>
          <table:table-cell table:formula="of:=&quot;CFG READ &quot;&amp;MID([.A74];3;4)&amp;&quot; &quot;&amp;MID([.B74];3;2)" office:value-type="string" office:string-value="CFG READ 4611 11" calcext:value-type="string">
            <text:p>CFG READ 4611 11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float" office:value="7250" calcext:value-type="float">
            <text:p>725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Power curve rpm 9</text:p>
          </table:table-cell>
          <table:table-cell/>
          <table:table-cell table:formula="of:=&quot;CFG READ &quot;&amp;MID([.A75];3;4)&amp;&quot; &quot;&amp;MID([.B75];3;2)" office:value-type="string" office:string-value="CFG READ 4611 12" calcext:value-type="string">
            <text:p>CFG READ 4611 12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0c</text:p>
          </table:table-cell>
          <table:table-cell table:style-name="ce8" office:value-type="string" calcext:value-type="string">
            <text:p>0x20c</text:p>
          </table:table-cell>
          <table:table-cell office:value-type="string" calcext:value-type="string">
            <text:p>Pedal flags</text:p>
          </table:table-cell>
          <table:table-cell office:value-type="string" calcext:value-type="string">
            <text:p>Bit 13 = enable brake light in neutral</text:p>
          </table:table-cell>
          <table:table-cell table:formula="of:=&quot;CFG READ &quot;&amp;MID([.A77];3;4)&amp;&quot; &quot;&amp;MID([.B77];3;2)" office:value-type="string" office:string-value="CFG READ 2910 01" calcext:value-type="string">
            <text:p>CFG READ 2910 01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float" office:value="1024" calcext:value-type="float">
            <text:p>1024</text:p>
          </table:table-cell>
          <table:table-cell table:style-name="ce8" office:value-type="float" office:value="1024" calcext:value-type="float">
            <text:p>1024</text:p>
          </table:table-cell>
          <table:table-cell office:value-type="string" calcext:value-type="string">
            <text:p>Brake light off accel level</text:p>
          </table:table-cell>
          <table:table-cell/>
          <table:table-cell table:formula="of:=&quot;CFG READ &quot;&amp;MID([.A78];3;4)&amp;&quot; &quot;&amp;MID([.B78];3;2)" office:value-type="string" office:string-value="CFG READ 3813 05" calcext:value-type="string">
            <text:p>CFG READ 3813 05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float" office:value="1024" calcext:value-type="float">
            <text:p>1024</text:p>
          </table:table-cell>
          <table:table-cell table:style-name="ce8" office:value-type="float" office:value="1024" calcext:value-type="float">
            <text:p>1024</text:p>
          </table:table-cell>
          <table:table-cell office:value-type="string" calcext:value-type="string">
            <text:p>Brake light on accel level</text:p>
          </table:table-cell>
          <table:table-cell/>
          <table:table-cell table:formula="of:=&quot;CFG READ &quot;&amp;MID([.A79];3;4)&amp;&quot; &quot;&amp;MID([.B79];3;2)" office:value-type="string" office:string-value="CFG READ 3813 06" calcext:value-type="string">
            <text:p>CFG READ 3813 06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float" office:value="7250" calcext:value-type="float">
            <text:p>7250</text:p>
          </table:table-cell>
          <table:table-cell table:style-name="ce8" office:value-type="float" office:value="5814" calcext:value-type="float">
            <text:p>5814</text:p>
          </table:table-cell>
          <table:table-cell office:value-type="string" calcext:value-type="string">
            <text:p>Profile max fwd rpm</text:p>
          </table:table-cell>
          <table:table-cell/>
          <table:table-cell table:formula="of:=&quot;CFG READ &quot;&amp;MID([.A81];3;4)&amp;&quot; &quot;&amp;MID([.B81];3;2)" office:value-type="string" office:string-value="CFG READ 2920 05" calcext:value-type="string">
            <text:p>CFG READ 2920 0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float" office:value="900" calcext:value-type="float">
            <text:p>900</text:p>
          </table:table-cell>
          <table:table-cell table:style-name="ce8" office:value-type="float" office:value="1307" calcext:value-type="float">
            <text:p>1307</text:p>
          </table:table-cell>
          <table:table-cell office:value-type="string" calcext:value-type="string">
            <text:p>Profile max rev rpm</text:p>
          </table:table-cell>
          <table:table-cell/>
          <table:table-cell table:formula="of:=&quot;CFG READ &quot;&amp;MID([.A82];3;4)&amp;&quot; &quot;&amp;MID([.B82];3;2)" office:value-type="string" office:string-value="CFG READ 2920 06" calcext:value-type="string">
            <text:p>CFG READ 2920 06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10000" calcext:value-type="float">
            <text:p>10000</text:p>
          </table:table-cell>
          <table:table-cell office:value-type="string" calcext:value-type="string">
            <text:p>Max use rpm</text:p>
          </table:table-cell>
          <table:table-cell/>
          <table:table-cell table:formula="of:=&quot;CFG READ &quot;&amp;MID([.A84];3;4)&amp;&quot; &quot;&amp;MID([.B84];3;2)" office:value-type="string" office:string-value="CFG READ 3813 2d" calcext:value-type="string">
            <text:p>CFG READ 3813 2d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float" office:value="7650" calcext:value-type="float">
            <text:p>7650</text:p>
          </table:table-cell>
          <table:table-cell table:style-name="ce8" office:value-type="float" office:value="6500" calcext:value-type="float">
            <text:p>6500</text:p>
          </table:table-cell>
          <table:table-cell office:value-type="string" calcext:value-type="string">
            <text:p>Overspeed start rpm</text:p>
          </table:table-cell>
          <table:table-cell/>
          <table:table-cell table:formula="of:=&quot;CFG READ &quot;&amp;MID([.A85];3;4)&amp;&quot; &quot;&amp;MID([.B85];3;2)" office:value-type="string" office:string-value="CFG READ 3813 33" calcext:value-type="string">
            <text:p>CFG READ 3813 33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float" office:value="8050" calcext:value-type="float">
            <text:p>8050</text:p>
          </table:table-cell>
          <table:table-cell table:style-name="ce8" office:value-type="float" office:value="7200" calcext:value-type="float">
            <text:p>7200</text:p>
          </table:table-cell>
          <table:table-cell office:value-type="string" calcext:value-type="string">
            <text:p>Overspeed warning on</text:p>
          </table:table-cell>
          <table:table-cell/>
          <table:table-cell table:formula="of:=&quot;CFG READ &quot;&amp;MID([.A86];3;4)&amp;&quot; &quot;&amp;MID([.B86];3;2)" office:value-type="string" office:string-value="CFG READ 3813 34" calcext:value-type="string">
            <text:p>CFG READ 3813 34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float" office:value="8050" calcext:value-type="float">
            <text:p>8050</text:p>
          </table:table-cell>
          <table:table-cell table:style-name="ce8" office:value-type="float" office:value="7200" calcext:value-type="float">
            <text:p>7200</text:p>
          </table:table-cell>
          <table:table-cell office:value-type="string" calcext:value-type="string">
            <text:p>Overspeed max rpm</text:p>
          </table:table-cell>
          <table:table-cell/>
          <table:table-cell table:formula="of:=&quot;CFG READ &quot;&amp;MID([.A87];3;4)&amp;&quot; &quot;&amp;MID([.B87];3;2)" office:value-type="string" office:string-value="CFG READ 3813 35" calcext:value-type="string">
            <text:p>CFG READ 3813 3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float" office:value="8500" calcext:value-type="float">
            <text:p>8500</text:p>
          </table:table-cell>
          <table:table-cell table:style-name="ce8" office:value-type="float" office:value="8500" calcext:value-type="float">
            <text:p>8500</text:p>
          </table:table-cell>
          <table:table-cell office:value-type="string" calcext:value-type="string">
            <text:p>Severe overspeed brakedown trigger</text:p>
          </table:table-cell>
          <table:table-cell/>
          <table:table-cell table:formula="of:=&quot;CFG READ &quot;&amp;MID([.A88];3;4)&amp;&quot; &quot;&amp;MID([.B88];3;2)" office:value-type="string" office:string-value="CFG READ 3813 3b" calcext:value-type="string">
            <text:p>CFG READ 3813 3b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float" office:value="7500" calcext:value-type="float">
            <text:p>7500</text:p>
          </table:table-cell>
          <table:table-cell table:style-name="ce8" office:value-type="float" office:value="6300" calcext:value-type="float">
            <text:p>6300</text:p>
          </table:table-cell>
          <table:table-cell office:value-type="string" calcext:value-type="string">
            <text:p>Overspeed warning off</text:p>
          </table:table-cell>
          <table:table-cell/>
          <table:table-cell table:formula="of:=&quot;CFG READ &quot;&amp;MID([.A89];3;4)&amp;&quot; &quot;&amp;MID([.B89];3;2)" office:value-type="string" office:string-value="CFG READ 3813 3c" calcext:value-type="string">
            <text:p>CFG READ 3813 3c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8" office:value-type="float" office:value="11000" calcext:value-type="float">
            <text:p>11000</text:p>
          </table:table-cell>
          <table:table-cell office:value-type="string" calcext:value-type="string">
            <text:p>Severe overspeed fault</text:p>
          </table:table-cell>
          <table:table-cell/>
          <table:table-cell table:formula="of:=&quot;CFG READ &quot;&amp;MID([.A90];3;4)&amp;&quot; &quot;&amp;MID([.B90];3;2)" office:value-type="string" office:string-value="CFG READ 4624 00" calcext:value-type="string">
            <text:p>CFG READ 4624 00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000" calcext:value-type="float">
            <text:p>1000</text:p>
          </table:table-cell>
          <table:table-cell office:value-type="string" calcext:value-type="string">
            <text:p>Power level fwd</text:p>
          </table:table-cell>
          <table:table-cell/>
          <table:table-cell table:formula="of:=&quot;CFG READ &quot;&amp;MID([.A92];3;4)&amp;&quot; &quot;&amp;MID([.B92];3;2)" office:value-type="string" office:string-value="CFG READ 2920 01" calcext:value-type="string">
            <text:p>CFG READ 2920 01</text:p>
          </table:table-cell>
          <table:table-cell office:value-type="string" calcext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2</text:p>
          </table:table-cell>
          <table:table-cell office:value-type="float" office:value="500" calcext:value-type="float">
            <text:p>500</text:p>
          </table:table-cell>
          <table:table-cell table:style-name="ce8"/>
          <table:table-cell office:value-type="string" calcext:value-type="string">
            <text:p>Power level direction change</text:p>
          </table:table-cell>
          <table:table-cell/>
          <table:table-cell table:formula="of:=&quot;CFG READ &quot;&amp;MID([.A93];3;4)&amp;&quot; &quot;&amp;MID([.B93];3;2)" office:value-type="string" office:string-value="CFG READ 2920 02" calcext:value-type="string">
            <text:p>CFG READ 292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float" office:value="182" calcext:value-type="float">
            <text:p>182</text:p>
          </table:table-cell>
          <table:table-cell table:style-name="ce8" office:value-type="float" office:value="209" calcext:value-type="float">
            <text:p>209</text:p>
          </table:table-cell>
          <table:table-cell office:value-type="string" calcext:value-type="string">
            <text:p>Recup level neutral brake</text:p>
          </table:table-cell>
          <table:table-cell/>
          <table:table-cell table:formula="of:=&quot;CFG READ &quot;&amp;MID([.A94];3;4)&amp;&quot; &quot;&amp;MID([.B94];3;2)" office:value-type="string" office:string-value="CFG READ 2920 03" calcext:value-type="string">
            <text:p>CFG READ 2920 03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float" office:value="182" calcext:value-type="float">
            <text:p>182</text:p>
          </table:table-cell>
          <table:table-cell table:style-name="ce8" office:value-type="float" office:value="209" calcext:value-type="float">
            <text:p>209</text:p>
          </table:table-cell>
          <table:table-cell office:value-type="string" calcext:value-type="string">
            <text:p>Recup level foot brake</text:p>
          </table:table-cell>
          <table:table-cell/>
          <table:table-cell table:formula="of:=&quot;CFG READ &quot;&amp;MID([.A95];3;4)&amp;&quot; &quot;&amp;MID([.B95];3;2)" office:value-type="string" office:string-value="CFG READ 2920 04" calcext:value-type="string">
            <text:p>CFG READ 2920 04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brake level 1</text:p>
          </table:table-cell>
          <table:table-cell/>
          <table:table-cell table:formula="of:=&quot;CFG READ &quot;&amp;MID([.A97];3;4)&amp;&quot; &quot;&amp;MID([.B97];3;2)" office:value-type="string" office:string-value="CFG READ 3813 07" calcext:value-type="string">
            <text:p>CFG READ 3813 07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4357" calcext:value-type="float">
            <text:p>4357</text:p>
          </table:table-cell>
          <table:table-cell office:value-type="string" calcext:value-type="string">
            <text:p>TS map brake rpm 1</text:p>
          </table:table-cell>
          <table:table-cell/>
          <table:table-cell table:formula="of:=&quot;CFG READ &quot;&amp;MID([.A98];3;4)&amp;&quot; &quot;&amp;MID([.B98];3;2)" office:value-type="string" office:string-value="CFG READ 3813 08" calcext:value-type="string">
            <text:p>CFG READ 3813 08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float" office:value="26214" calcext:value-type="float">
            <text:p>26214</text:p>
          </table:table-cell>
          <table:table-cell table:style-name="ce8" office:value-type="float" office:value="26214" calcext:value-type="float">
            <text:p>26214</text:p>
          </table:table-cell>
          <table:table-cell office:value-type="string" calcext:value-type="string">
            <text:p>TS map brake level 2</text:p>
          </table:table-cell>
          <table:table-cell/>
          <table:table-cell table:formula="of:=&quot;CFG READ &quot;&amp;MID([.A99];3;4)&amp;&quot; &quot;&amp;MID([.B99];3;2)" office:value-type="string" office:string-value="CFG READ 3813 09" calcext:value-type="string">
            <text:p>CFG READ 3813 09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5083" calcext:value-type="float">
            <text:p>5083</text:p>
          </table:table-cell>
          <table:table-cell office:value-type="string" calcext:value-type="string">
            <text:p>TS map brake rpm 2</text:p>
          </table:table-cell>
          <table:table-cell/>
          <table:table-cell table:formula="of:=&quot;CFG READ &quot;&amp;MID([.A100];3;4)&amp;&quot; &quot;&amp;MID([.B100];3;2)" office:value-type="string" office:string-value="CFG READ 3813 0a" calcext:value-type="string">
            <text:p>CFG READ 3813 0a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float" office:value="16383" calcext:value-type="float">
            <text:p>16383</text:p>
          </table:table-cell>
          <table:table-cell table:style-name="ce8" office:value-type="float" office:value="16383" calcext:value-type="float">
            <text:p>16383</text:p>
          </table:table-cell>
          <table:table-cell office:value-type="string" calcext:value-type="string">
            <text:p>TS map brake level 3</text:p>
          </table:table-cell>
          <table:table-cell/>
          <table:table-cell table:formula="of:=&quot;CFG READ &quot;&amp;MID([.A101];3;4)&amp;&quot; &quot;&amp;MID([.B101];3;2)" office:value-type="string" office:string-value="CFG READ 3813 0b" calcext:value-type="string">
            <text:p>CFG READ 3813 0b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6535" calcext:value-type="float">
            <text:p>6535</text:p>
          </table:table-cell>
          <table:table-cell office:value-type="string" calcext:value-type="string">
            <text:p>TS map brake rpm 3</text:p>
          </table:table-cell>
          <table:table-cell/>
          <table:table-cell table:formula="of:=&quot;CFG READ &quot;&amp;MID([.A102];3;4)&amp;&quot; &quot;&amp;MID([.B102];3;2)" office:value-type="string" office:string-value="CFG READ 3813 0c" calcext:value-type="string">
            <text:p>CFG READ 3813 0c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float" office:value="6553" calcext:value-type="float">
            <text:p>6553</text:p>
          </table:table-cell>
          <table:table-cell table:style-name="ce8" office:value-type="float" office:value="6553" calcext:value-type="float">
            <text:p>6553</text:p>
          </table:table-cell>
          <table:table-cell office:value-type="string" calcext:value-type="string">
            <text:p>TS map brake level 4</text:p>
          </table:table-cell>
          <table:table-cell/>
          <table:table-cell table:formula="of:=&quot;CFG READ &quot;&amp;MID([.A103];3;4)&amp;&quot; &quot;&amp;MID([.B103];3;2)" office:value-type="string" office:string-value="CFG READ 3813 0d" calcext:value-type="string">
            <text:p>CFG READ 3813 0d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8714" calcext:value-type="float">
            <text:p>8714</text:p>
          </table:table-cell>
          <table:table-cell office:value-type="string" calcext:value-type="string">
            <text:p>TS map brake rpm 4</text:p>
          </table:table-cell>
          <table:table-cell/>
          <table:table-cell table:formula="of:=&quot;CFG READ &quot;&amp;MID([.A104];3;4)&amp;&quot; &quot;&amp;MID([.B104];3;2)" office:value-type="string" office:string-value="CFG READ 3813 0e" calcext:value-type="string">
            <text:p>CFG READ 3813 0e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neutral level 1</text:p>
          </table:table-cell>
          <table:table-cell/>
          <table:table-cell table:formula="of:=&quot;CFG READ &quot;&amp;MID([.A106];3;4)&amp;&quot; &quot;&amp;MID([.B106];3;2)" office:value-type="string" office:string-value="CFG READ 3813 1b" calcext:value-type="string">
            <text:p>CFG READ 3813 1b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4357" calcext:value-type="float">
            <text:p>4357</text:p>
          </table:table-cell>
          <table:table-cell office:value-type="string" calcext:value-type="string">
            <text:p>TS map neutral rpm 1</text:p>
          </table:table-cell>
          <table:table-cell/>
          <table:table-cell table:formula="of:=&quot;CFG READ &quot;&amp;MID([.A107];3;4)&amp;&quot; &quot;&amp;MID([.B107];3;2)" office:value-type="string" office:string-value="CFG READ 3813 1c" calcext:value-type="string">
            <text:p>CFG READ 3813 1c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float" office:value="26214" calcext:value-type="float">
            <text:p>26214</text:p>
          </table:table-cell>
          <table:table-cell table:style-name="ce8" office:value-type="float" office:value="26214" calcext:value-type="float">
            <text:p>26214</text:p>
          </table:table-cell>
          <table:table-cell office:value-type="string" calcext:value-type="string">
            <text:p>TS map neutral level 2</text:p>
          </table:table-cell>
          <table:table-cell/>
          <table:table-cell table:formula="of:=&quot;CFG READ &quot;&amp;MID([.A108];3;4)&amp;&quot; &quot;&amp;MID([.B108];3;2)" office:value-type="string" office:string-value="CFG READ 3813 1d" calcext:value-type="string">
            <text:p>CFG READ 3813 1d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5083" calcext:value-type="float">
            <text:p>5083</text:p>
          </table:table-cell>
          <table:table-cell office:value-type="string" calcext:value-type="string">
            <text:p>TS map neutral rpm 2</text:p>
          </table:table-cell>
          <table:table-cell/>
          <table:table-cell table:formula="of:=&quot;CFG READ &quot;&amp;MID([.A109];3;4)&amp;&quot; &quot;&amp;MID([.B109];3;2)" office:value-type="string" office:string-value="CFG READ 3813 1e" calcext:value-type="string">
            <text:p>CFG READ 3813 1e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float" office:value="16383" calcext:value-type="float">
            <text:p>16383</text:p>
          </table:table-cell>
          <table:table-cell table:style-name="ce8" office:value-type="float" office:value="16383" calcext:value-type="float">
            <text:p>16383</text:p>
          </table:table-cell>
          <table:table-cell office:value-type="string" calcext:value-type="string">
            <text:p>TS map neutral level 3</text:p>
          </table:table-cell>
          <table:table-cell/>
          <table:table-cell table:formula="of:=&quot;CFG READ &quot;&amp;MID([.A110];3;4)&amp;&quot; &quot;&amp;MID([.B110];3;2)" office:value-type="string" office:string-value="CFG READ 3813 1f" calcext:value-type="string">
            <text:p>CFG READ 3813 1f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6535" calcext:value-type="float">
            <text:p>6535</text:p>
          </table:table-cell>
          <table:table-cell office:value-type="string" calcext:value-type="string">
            <text:p>TS map neutral rpm 3</text:p>
          </table:table-cell>
          <table:table-cell/>
          <table:table-cell table:formula="of:=&quot;CFG READ &quot;&amp;MID([.A111];3;4)&amp;&quot; &quot;&amp;MID([.B111];3;2)" office:value-type="string" office:string-value="CFG READ 3813 20" calcext:value-type="string">
            <text:p>CFG READ 3813 20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float" office:value="6553" calcext:value-type="float">
            <text:p>6553</text:p>
          </table:table-cell>
          <table:table-cell table:style-name="ce8" office:value-type="float" office:value="6553" calcext:value-type="float">
            <text:p>6553</text:p>
          </table:table-cell>
          <table:table-cell office:value-type="string" calcext:value-type="string">
            <text:p>TS map neutral level 4</text:p>
          </table:table-cell>
          <table:table-cell/>
          <table:table-cell table:formula="of:=&quot;CFG READ &quot;&amp;MID([.A112];3;4)&amp;&quot; &quot;&amp;MID([.B112];3;2)" office:value-type="string" office:string-value="CFG READ 3813 21" calcext:value-type="string">
            <text:p>CFG READ 3813 21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8714" calcext:value-type="float">
            <text:p>8714</text:p>
          </table:table-cell>
          <table:table-cell office:value-type="string" calcext:value-type="string">
            <text:p>TS map neutral rpm 4</text:p>
          </table:table-cell>
          <table:table-cell/>
          <table:table-cell table:formula="of:=&quot;CFG READ &quot;&amp;MID([.A113];3;4)&amp;&quot; &quot;&amp;MID([.B113];3;2)" office:value-type="string" office:string-value="CFG READ 3813 22" calcext:value-type="string">
            <text:p>CFG READ 3813 22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1</text:p>
          </table:table-cell>
          <table:table-cell/>
          <table:table-cell table:formula="of:=&quot;CFG READ &quot;&amp;MID([.A115];3;4)&amp;&quot; &quot;&amp;MID([.B115];3;2)" office:value-type="string" office:string-value="CFG READ 3813 24" calcext:value-type="string">
            <text:p>CFG READ 3813 24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3000" calcext:value-type="float">
            <text:p>3000</text:p>
          </table:table-cell>
          <table:table-cell office:value-type="string" calcext:value-type="string">
            <text:p>TS map drive rpm 1</text:p>
          </table:table-cell>
          <table:table-cell/>
          <table:table-cell table:formula="of:=&quot;CFG READ &quot;&amp;MID([.A116];3;4)&amp;&quot; &quot;&amp;MID([.B116];3;2)" office:value-type="string" office:string-value="CFG READ 3813 25" calcext:value-type="string">
            <text:p>CFG READ 3813 25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2</text:p>
          </table:table-cell>
          <table:table-cell/>
          <table:table-cell table:formula="of:=&quot;CFG READ &quot;&amp;MID([.A117];3;4)&amp;&quot; &quot;&amp;MID([.B117];3;2)" office:value-type="string" office:string-value="CFG READ 3813 26" calcext:value-type="string">
            <text:p>CFG READ 3813 26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3500" calcext:value-type="float">
            <text:p>3500</text:p>
          </table:table-cell>
          <table:table-cell office:value-type="string" calcext:value-type="string">
            <text:p>TS map drive rpm 2</text:p>
          </table:table-cell>
          <table:table-cell/>
          <table:table-cell table:formula="of:=&quot;CFG READ &quot;&amp;MID([.A118];3;4)&amp;&quot; &quot;&amp;MID([.B118];3;2)" office:value-type="string" office:string-value="CFG READ 3813 27" calcext:value-type="string">
            <text:p>CFG READ 3813 27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3</text:p>
          </table:table-cell>
          <table:table-cell/>
          <table:table-cell table:formula="of:=&quot;CFG READ &quot;&amp;MID([.A119];3;4)&amp;&quot; &quot;&amp;MID([.B119];3;2)" office:value-type="string" office:string-value="CFG READ 3813 28" calcext:value-type="string">
            <text:p>CFG READ 3813 28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4500" calcext:value-type="float">
            <text:p>4500</text:p>
          </table:table-cell>
          <table:table-cell office:value-type="string" calcext:value-type="string">
            <text:p>TS map drive rpm 3</text:p>
          </table:table-cell>
          <table:table-cell/>
          <table:table-cell table:formula="of:=&quot;CFG READ &quot;&amp;MID([.A120];3;4)&amp;&quot; &quot;&amp;MID([.B120];3;2)" office:value-type="string" office:string-value="CFG READ 3813 29" calcext:value-type="string">
            <text:p>CFG READ 3813 29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4</text:p>
          </table:table-cell>
          <table:table-cell/>
          <table:table-cell table:formula="of:=&quot;CFG READ &quot;&amp;MID([.A121];3;4)&amp;&quot; &quot;&amp;MID([.B121];3;2)" office:value-type="string" office:string-value="CFG READ 3813 2a" calcext:value-type="string">
            <text:p>CFG READ 3813 2a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TS map drive rpm 4</text:p>
          </table:table-cell>
          <table:table-cell/>
          <table:table-cell table:formula="of:=&quot;CFG READ &quot;&amp;MID([.A122];3;4)&amp;&quot; &quot;&amp;MID([.B122];3;2)" office:value-type="string" office:string-value="CFG READ 3813 2b" calcext:value-type="string">
            <text:p>CFG READ 3813 2b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Smooth curve shape</text:p>
          </table:table-cell>
          <table:table-cell/>
          <table:table-cell table:formula="of:=&quot;CFG READ &quot;&amp;MID([.A124];3;4)&amp;&quot; &quot;&amp;MID([.B124];3;2)" office:value-type="string" office:string-value="CFG READ 290a 01" calcext:value-type="string">
            <text:p>CFG READ 290a 01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float" office:value="127" calcext:value-type="float">
            <text:p>127</text:p>
          </table:table-cell>
          <table:table-cell table:style-name="ce8" office:value-type="float" office:value="127" calcext:value-type="float">
            <text:p>127</text:p>
          </table:table-cell>
          <table:table-cell office:value-type="string" calcext:value-type="string">
            <text:p>Smooth ramp speed</text:p>
          </table:table-cell>
          <table:table-cell/>
          <table:table-cell table:formula="of:=&quot;CFG READ &quot;&amp;MID([.A125];3;4)&amp;&quot; &quot;&amp;MID([.B125];3;2)" office:value-type="string" office:string-value="CFG READ 290a 02" calcext:value-type="string">
            <text:p>CFG READ 290a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float" office:value="800" calcext:value-type="float">
            <text:p>800</text:p>
          </table:table-cell>
          <table:table-cell table:style-name="ce8" office:value-type="float" office:value="800" calcext:value-type="float">
            <text:p>800</text:p>
          </table:table-cell>
          <table:table-cell office:value-type="string" calcext:value-type="string">
            <text:p>Smooth ramp disable delta rpm</text:p>
          </table:table-cell>
          <table:table-cell/>
          <table:table-cell table:formula="of:=&quot;CFG READ &quot;&amp;MID([.A126];3;4)&amp;&quot; &quot;&amp;MID([.B126];3;2)" office:value-type="string" office:string-value="CFG READ 290a 03" calcext:value-type="string">
            <text:p>CFG READ 290a 03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Start ramp end torque</text:p>
          </table:table-cell>
          <table:table-cell/>
          <table:table-cell table:formula="of:=&quot;CFG READ &quot;&amp;MID([.A128];3;4)&amp;&quot; &quot;&amp;MID([.B128];3;2)" office:value-type="string" office:string-value="CFG READ 291c 01" calcext:value-type="string">
            <text:p>CFG READ 291c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float" office:value="400" calcext:value-type="float">
            <text:p>400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Start ramp speed</text:p>
          </table:table-cell>
          <table:table-cell/>
          <table:table-cell table:formula="of:=&quot;CFG READ &quot;&amp;MID([.A129];3;4)&amp;&quot; &quot;&amp;MID([.B129];3;2)" office:value-type="string" office:string-value="CFG READ 291c 02" calcext:value-type="string">
            <text:p>CFG READ 291c 02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float" office:value="2500" calcext:value-type="float">
            <text:p>2500</text:p>
          </table:table-cell>
          <table:table-cell table:style-name="ce8" office:value-type="float" office:value="2083" calcext:value-type="float">
            <text:p>2083</text:p>
          </table:table-cell>
          <table:table-cell office:value-type="string" calcext:value-type="string">
            <text:p>Ramp accel</text:p>
          </table:table-cell>
          <table:table-cell/>
          <table:table-cell table:formula="of:=&quot;CFG READ &quot;&amp;MID([.A131];3;4)&amp;&quot; &quot;&amp;MID([.B131];3;2)" office:value-type="string" office:string-value="CFG READ 2920 07" calcext:value-type="string">
            <text:p>CFG READ 2920 07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string" calcext:value-type="string">
            <text:p>Ramp decel</text:p>
          </table:table-cell>
          <table:table-cell/>
          <table:table-cell table:formula="of:=&quot;CFG READ &quot;&amp;MID([.A132];3;4)&amp;&quot; &quot;&amp;MID([.B132];3;2)" office:value-type="string" office:string-value="CFG READ 2920 0b" calcext:value-type="string">
            <text:p>CFG READ 2920 0b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000" calcext:value-type="float">
            <text:p>4000</text:p>
          </table:table-cell>
          <table:table-cell office:value-type="string" calcext:value-type="string">
            <text:p>Ramp neutral</text:p>
          </table:table-cell>
          <table:table-cell/>
          <table:table-cell table:formula="of:=&quot;CFG READ &quot;&amp;MID([.A133];3;4)&amp;&quot; &quot;&amp;MID([.B133];3;2)" office:value-type="string" office:string-value="CFG READ 2920 0d" calcext:value-type="string">
            <text:p>CFG READ 2920 0d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000" calcext:value-type="float">
            <text:p>4000</text:p>
          </table:table-cell>
          <table:table-cell office:value-type="string" calcext:value-type="string">
            <text:p>Ramp footbrake</text:p>
          </table:table-cell>
          <table:table-cell/>
          <table:table-cell table:formula="of:=&quot;CFG READ &quot;&amp;MID([.A134];3;4)&amp;&quot; &quot;&amp;MID([.B134];3;2)" office:value-type="string" office:string-value="CFG READ 2920 0e" calcext:value-type="string">
            <text:p>CFG READ 2920 0e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Ramp up limit rpm/s</text:p>
          </table:table-cell>
          <table:table-cell/>
          <table:table-cell table:formula="of:=&quot;CFG READ &quot;&amp;MID([.A136];3;4)&amp;&quot; &quot;&amp;MID([.B136];3;2)" office:value-type="string" office:string-value="CFG READ 2920 0f" calcext:value-type="string">
            <text:p>CFG READ 2920 0f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Ramp down limit rpm/s</text:p>
          </table:table-cell>
          <table:table-cell/>
          <table:table-cell table:formula="of:=&quot;CFG READ &quot;&amp;MID([.A137];3;4)&amp;&quot; &quot;&amp;MID([.B137];3;2)" office:value-type="string" office:string-value="CFG READ 2920 10" calcext:value-type="string">
            <text:p>CFG READ 2920 10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1</text:p>
          </table:table-cell>
          <table:table-cell table:style-name="ce6" office:value-type="float" office:value="240" calcext:value-type="float">
            <text:p>240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aturation curve current 1</text:p>
          </table:table-cell>
          <table:table-cell/>
          <table:table-cell table:formula="of:=&quot;CFG READ &quot;&amp;MID([.A139];3;4)&amp;&quot; &quot;&amp;MID([.B139];3;2)" office:value-type="string" office:string-value="CFG READ 4614 01" calcext:value-type="string">
            <text:p>CFG READ 4614 0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2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Saturation curve inductance 1</text:p>
          </table:table-cell>
          <table:table-cell/>
          <table:table-cell table:formula="of:=&quot;CFG READ &quot;&amp;MID([.A140];3;4)&amp;&quot; &quot;&amp;MID([.B140];3;2)" office:value-type="string" office:string-value="CFG READ 4614 02" calcext:value-type="string">
            <text:p>CFG READ 4614 0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float" office:value="800" calcext:value-type="float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… current 2</text:p>
          </table:table-cell>
          <table:table-cell/>
          <table:table-cell table:formula="of:=&quot;CFG READ &quot;&amp;MID([.A141];3;4)&amp;&quot; &quot;&amp;MID([.B141];3;2)" office:value-type="string" office:string-value="CFG READ 4614 03" calcext:value-type="string">
            <text:p>CFG READ 4614 03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4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2</text:p>
          </table:table-cell>
          <table:table-cell/>
          <table:table-cell table:formula="of:=&quot;CFG READ &quot;&amp;MID([.A142];3;4)&amp;&quot; &quot;&amp;MID([.B142];3;2)" office:value-type="string" office:string-value="CFG READ 4614 04" calcext:value-type="string">
            <text:p>CFG READ 4614 04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5</text:p>
          </table:table-cell>
          <table:table-cell table:style-name="ce6" office:value-type="float" office:value="1040" calcext:value-type="float">
            <text:p>1040</text:p>
          </table:table-cell>
          <table:table-cell table:style-name="ce2" office:value-type="float" office:value="1040" calcext:value-type="float">
            <text:p>1040</text:p>
          </table:table-cell>
          <table:table-cell office:value-type="string" calcext:value-type="string">
            <text:p>… current 3</text:p>
          </table:table-cell>
          <table:table-cell/>
          <table:table-cell table:formula="of:=&quot;CFG READ &quot;&amp;MID([.A143];3;4)&amp;&quot; &quot;&amp;MID([.B143];3;2)" office:value-type="string" office:string-value="CFG READ 4614 05" calcext:value-type="string">
            <text:p>CFG READ 4614 05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6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297" calcext:value-type="float">
            <text:p>3297</text:p>
          </table:table-cell>
          <table:table-cell office:value-type="string" calcext:value-type="string">
            <text:p>… inductance 3</text:p>
          </table:table-cell>
          <table:table-cell/>
          <table:table-cell table:formula="of:=&quot;CFG READ &quot;&amp;MID([.A144];3;4)&amp;&quot; &quot;&amp;MID([.B144];3;2)" office:value-type="string" office:string-value="CFG READ 4614 06" calcext:value-type="string">
            <text:p>CFG READ 4614 06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7</text:p>
          </table:table-cell>
          <table:table-cell table:style-name="ce6" office:value-type="float" office:value="1280" calcext:value-type="float">
            <text:p>1280</text:p>
          </table:table-cell>
          <table:table-cell table:style-name="ce2" office:value-type="float" office:value="1280" calcext:value-type="float">
            <text:p>1280</text:p>
          </table:table-cell>
          <table:table-cell office:value-type="string" calcext:value-type="string">
            <text:p>… current 4</text:p>
          </table:table-cell>
          <table:table-cell/>
          <table:table-cell table:formula="of:=&quot;CFG READ &quot;&amp;MID([.A145];3;4)&amp;&quot; &quot;&amp;MID([.B145];3;2)" office:value-type="string" office:string-value="CFG READ 4614 07" calcext:value-type="string">
            <text:p>CFG READ 4614 07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8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338" calcext:value-type="float">
            <text:p>3338</text:p>
          </table:table-cell>
          <table:table-cell office:value-type="string" calcext:value-type="string">
            <text:p>… inductance 4</text:p>
          </table:table-cell>
          <table:table-cell/>
          <table:table-cell table:formula="of:=&quot;CFG READ &quot;&amp;MID([.A146];3;4)&amp;&quot; &quot;&amp;MID([.B146];3;2)" office:value-type="string" office:string-value="CFG READ 4614 08" calcext:value-type="string">
            <text:p>CFG READ 4614 08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9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600" calcext:value-type="float">
            <text:p>1600</text:p>
          </table:table-cell>
          <table:table-cell office:value-type="string" calcext:value-type="string">
            <text:p>… current 5</text:p>
          </table:table-cell>
          <table:table-cell/>
          <table:table-cell table:formula="of:=&quot;CFG READ &quot;&amp;MID([.A147];3;4)&amp;&quot; &quot;&amp;MID([.B147];3;2)" office:value-type="string" office:string-value="CFG READ 4614 09" calcext:value-type="string">
            <text:p>CFG READ 4614 09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a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400" calcext:value-type="float">
            <text:p>3400</text:p>
          </table:table-cell>
          <table:table-cell office:value-type="string" calcext:value-type="string">
            <text:p>… inductance 5</text:p>
          </table:table-cell>
          <table:table-cell/>
          <table:table-cell table:formula="of:=&quot;CFG READ &quot;&amp;MID([.A148];3;4)&amp;&quot; &quot;&amp;MID([.B148];3;2)" office:value-type="string" office:string-value="CFG READ 4614 0a" calcext:value-type="string">
            <text:p>CFG READ 4614 0a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b</text:p>
          </table:table-cell>
          <table:table-cell table:style-name="ce6" office:value-type="float" office:value="1840" calcext:value-type="float">
            <text:p>1840</text:p>
          </table:table-cell>
          <table:table-cell table:style-name="ce2" office:value-type="float" office:value="1840" calcext:value-type="float">
            <text:p>1840</text:p>
          </table:table-cell>
          <table:table-cell office:value-type="string" calcext:value-type="string">
            <text:p>… current 6</text:p>
          </table:table-cell>
          <table:table-cell/>
          <table:table-cell table:formula="of:=&quot;CFG READ &quot;&amp;MID([.A149];3;4)&amp;&quot; &quot;&amp;MID([.B149];3;2)" office:value-type="string" office:string-value="CFG READ 4614 0b" calcext:value-type="string">
            <text:p>CFG READ 4614 0b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c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441" calcext:value-type="float">
            <text:p>3441</text:p>
          </table:table-cell>
          <table:table-cell office:value-type="string" calcext:value-type="string">
            <text:p>… inductance 6</text:p>
          </table:table-cell>
          <table:table-cell/>
          <table:table-cell table:formula="of:=&quot;CFG READ &quot;&amp;MID([.A150];3;4)&amp;&quot; &quot;&amp;MID([.B150];3;2)" office:value-type="string" office:string-value="CFG READ 4614 0c" calcext:value-type="string">
            <text:p>CFG READ 4614 0c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d</text:p>
          </table:table-cell>
          <table:table-cell table:style-name="ce6" office:value-type="float" office:value="2080" calcext:value-type="float">
            <text:p>2080</text:p>
          </table:table-cell>
          <table:table-cell table:style-name="ce2" office:value-type="float" office:value="2080" calcext:value-type="float">
            <text:p>2080</text:p>
          </table:table-cell>
          <table:table-cell office:value-type="string" calcext:value-type="string">
            <text:p>… current 7</text:p>
          </table:table-cell>
          <table:table-cell/>
          <table:table-cell table:formula="of:=&quot;CFG READ &quot;&amp;MID([.A151];3;4)&amp;&quot; &quot;&amp;MID([.B151];3;2)" office:value-type="string" office:string-value="CFG READ 4614 0d" calcext:value-type="string">
            <text:p>CFG READ 4614 0d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e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482" calcext:value-type="float">
            <text:p>3482</text:p>
          </table:table-cell>
          <table:table-cell office:value-type="string" calcext:value-type="string">
            <text:p>… inductance 7</text:p>
          </table:table-cell>
          <table:table-cell/>
          <table:table-cell table:formula="of:=&quot;CFG READ &quot;&amp;MID([.A152];3;4)&amp;&quot; &quot;&amp;MID([.B152];3;2)" office:value-type="string" office:string-value="CFG READ 4614 0e" calcext:value-type="string">
            <text:p>CFG READ 4614 0e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f</text:p>
          </table:table-cell>
          <table:table-cell table:style-name="ce6" office:value-type="float" office:value="2400" calcext:value-type="float">
            <text:p>2400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… current 8</text:p>
          </table:table-cell>
          <table:table-cell/>
          <table:table-cell table:formula="of:=&quot;CFG READ &quot;&amp;MID([.A153];3;4)&amp;&quot; &quot;&amp;MID([.B153];3;2)" office:value-type="string" office:string-value="CFG READ 4614 0f" calcext:value-type="string">
            <text:p>CFG READ 4614 0f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0</text:p>
          </table:table-cell>
          <table:table-cell table:style-name="ce6" office:value-type="float" office:value="3072" calcext:value-type="float">
            <text:p>3072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8</text:p>
          </table:table-cell>
          <table:table-cell/>
          <table:table-cell table:formula="of:=&quot;CFG READ &quot;&amp;MID([.A154];3;4)&amp;&quot; &quot;&amp;MID([.B154];3;2)" office:value-type="string" office:string-value="CFG READ 4614 10" calcext:value-type="string">
            <text:p>CFG READ 4614 10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1</text:p>
          </table:table-cell>
          <table:table-cell table:style-name="ce6" office:value-type="float" office:value="3200" calcext:value-type="float">
            <text:p>3200</text:p>
          </table:table-cell>
          <table:table-cell table:style-name="ce2" office:value-type="float" office:value="3200" calcext:value-type="float">
            <text:p>3200</text:p>
          </table:table-cell>
          <table:table-cell office:value-type="string" calcext:value-type="string">
            <text:p>… current 9</text:p>
          </table:table-cell>
          <table:table-cell/>
          <table:table-cell table:formula="of:=&quot;CFG READ &quot;&amp;MID([.A155];3;4)&amp;&quot; &quot;&amp;MID([.B155];3;2)" office:value-type="string" office:string-value="CFG READ 4614 11" calcext:value-type="string">
            <text:p>CFG READ 4614 1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2</text:p>
          </table:table-cell>
          <table:table-cell table:style-name="ce6" office:value-type="float" office:value="2458" calcext:value-type="float">
            <text:p>2458</text:p>
          </table:table-cell>
          <table:table-cell table:style-name="ce2" office:value-type="float" office:value="2662" calcext:value-type="float">
            <text:p>2662</text:p>
          </table:table-cell>
          <table:table-cell office:value-type="string" calcext:value-type="string">
            <text:p>… inductance 9</text:p>
          </table:table-cell>
          <table:table-cell/>
          <table:table-cell table:formula="of:=&quot;CFG READ &quot;&amp;MID([.A156];3;4)&amp;&quot; &quot;&amp;MID([.B156];3;2)" office:value-type="string" office:string-value="CFG READ 4614 12" calcext:value-type="string">
            <text:p>CFG READ 4614 1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SOC drive cutback map: point 1</text:p>
          </table:table-cell>
          <table:table-cell table:style-name="ce16" office:value-type="string" calcext:value-type="string">
            <text:p><text:s/>= 0 % SOC</text:p>
          </table:table-cell>
          <table:table-cell table:formula="of:=&quot;CFG READ &quot;&amp;MID([.A158];3;4)&amp;&quot; &quot;&amp;MID([.B158];3;2)" office:value-type="string" office:string-value="CFG READ 3813 11" calcext:value-type="string">
            <text:p>CFG READ 3813 1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2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office:value-type="string" calcext:value-type="string">
            <text:p>… cutback 1</text:p>
          </table:table-cell>
          <table:table-cell table:style-name="ce16" office:value-type="string" calcext:value-type="string">
            <text:p><text:s/>= 15 % power</text:p>
          </table:table-cell>
          <table:table-cell table:formula="of:=&quot;CFG READ &quot;&amp;MID([.A159];3;4)&amp;&quot; &quot;&amp;MID([.B159];3;2)" office:value-type="string" office:string-value="CFG READ 3813 12" calcext:value-type="string">
            <text:p>CFG READ 3813 1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3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office:value-type="string" calcext:value-type="string">
            <text:p>… point 2</text:p>
          </table:table-cell>
          <table:table-cell table:style-name="ce16" office:value-type="string" calcext:value-type="string">
            <text:p><text:s/>= 15 % SOC</text:p>
          </table:table-cell>
          <table:table-cell table:formula="of:=&quot;CFG READ &quot;&amp;MID([.A160];3;4)&amp;&quot; &quot;&amp;MID([.B160];3;2)" office:value-type="string" office:string-value="CFG READ 3813 13" calcext:value-type="string">
            <text:p>CFG READ 3813 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4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office:value-type="string" calcext:value-type="string">
            <text:p>… cutback 2</text:p>
          </table:table-cell>
          <table:table-cell table:style-name="ce16" office:value-type="string" calcext:value-type="string">
            <text:p><text:s/>= 100 % power</text:p>
          </table:table-cell>
          <table:table-cell table:formula="of:=&quot;CFG READ &quot;&amp;MID([.A161];3;4)&amp;&quot; &quot;&amp;MID([.B161];3;2)" office:value-type="string" office:string-value="CFG READ 3813 14" calcext:value-type="string">
            <text:p>CFG READ 3813 14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6" table:number-columns-repeated="2"/>
          <table:table-cell/>
          <table:table-cell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5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SOC brake cutback map: point 1</text:p>
          </table:table-cell>
          <table:table-cell table:style-name="ce16" office:value-type="string" calcext:value-type="string">
            <text:p><text:s/>= 0 % SOC</text:p>
          </table:table-cell>
          <table:table-cell table:formula="of:=&quot;CFG READ &quot;&amp;MID([.A163];3;4)&amp;&quot; &quot;&amp;MID([.B163];3;2)" office:value-type="string" office:string-value="CFG READ 3813 15" calcext:value-type="string">
            <text:p>CFG READ 3813 1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office:value-type="string" calcext:value-type="string">
            <text:p>… cutback 1</text:p>
          </table:table-cell>
          <table:table-cell table:style-name="ce16" office:value-type="string" calcext:value-type="string">
            <text:p><text:s/>= 100 % power</text:p>
          </table:table-cell>
          <table:table-cell table:formula="of:=&quot;CFG READ &quot;&amp;MID([.A164];3;4)&amp;&quot; &quot;&amp;MID([.B164];3;2)" office:value-type="string" office:string-value="CFG READ 3813 16" calcext:value-type="string">
            <text:p>CFG READ 3813 1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7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office:value-type="string" calcext:value-type="string">
            <text:p>… point 2</text:p>
          </table:table-cell>
          <table:table-cell table:style-name="ce16" office:value-type="string" calcext:value-type="string">
            <text:p><text:s/>= 10 % SOC</text:p>
          </table:table-cell>
          <table:table-cell table:formula="of:=&quot;CFG READ &quot;&amp;MID([.A165];3;4)&amp;&quot; &quot;&amp;MID([.B165];3;2)" office:value-type="string" office:string-value="CFG READ 3813 17" calcext:value-type="string">
            <text:p>CFG READ 3813 1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8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office:value-type="string" calcext:value-type="string">
            <text:p>… cutback 2</text:p>
          </table:table-cell>
          <table:table-cell table:style-name="ce16" office:value-type="string" calcext:value-type="string">
            <text:p><text:s/>= 100 % power</text:p>
          </table:table-cell>
          <table:table-cell table:formula="of:=&quot;CFG READ &quot;&amp;MID([.A166];3;4)&amp;&quot; &quot;&amp;MID([.B166];3;2)" office:value-type="string" office:string-value="CFG READ 3813 18" calcext:value-type="string">
            <text:p>CFG READ 3813 18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6" table:number-columns-repeated="2"/>
          <table:table-cell/>
          <table:table-cell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23</text:p>
          </table:table-cell>
          <table:table-cell table:style-name="ce6" office:value-type="float" office:value="4608" calcext:value-type="float">
            <text:p>4608</text:p>
          </table:table-cell>
          <table:table-cell table:style-name="ce6" office:value-type="float" office:value="2688" calcext:value-type="float">
            <text:p>2688</text:p>
          </table:table-cell>
          <table:table-cell office:value-type="string" calcext:value-type="string">
            <text:p>Motor max power</text:p>
          </table:table-cell>
          <table:table-cell table:style-name="ce16" office:value-type="string" calcext:value-type="string">
            <text:p>this is 100% ref for SOC cutbacks</text:p>
          </table:table-cell>
          <table:table-cell table:formula="of:=&quot;CFG READ &quot;&amp;MID([.A168];3;4)&amp;&quot; &quot;&amp;MID([.B168];3;2)" office:value-type="string" office:string-value="CFG READ 3813 23" calcext:value-type="string">
            <text:p>CFG READ 3813 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2872</text:p>
          </table:table-cell>
          <table:table-cell table:style-name="ce4" office:value-type="string" calcext:value-type="string">
            <text:p>0x0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Drive cutback current</text:p>
          </table:table-cell>
          <table:table-cell office:value-type="string" calcext:value-type="string">
            <text:p><text:s/>= disabled</text:p>
          </table:table-cell>
          <table:table-cell table:formula="of:=&quot;CFG READ &quot;&amp;MID([.A170];3;4)&amp;&quot; &quot;&amp;MID([.B170];3;2)" office:value-type="string" office:string-value="CFG READ 2872 01" calcext:value-type="string">
            <text:p>CFG READ 2872 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2872</text:p>
          </table:table-cell>
          <table:table-cell table:style-name="ce4" office:value-type="string" calcext:value-type="string">
            <text:p>0x02</text:p>
          </table:table-cell>
          <table:table-cell table:style-name="ce6" office:value-type="float" office:value="65501" calcext:value-type="float">
            <text:p>65501</text:p>
          </table:table-cell>
          <table:table-cell/>
          <table:table-cell office:value-type="string" calcext:value-type="string">
            <text:p>Recuperation cutback current</text:p>
          </table:table-cell>
          <table:table-cell office:value-type="string" calcext:value-type="string">
            <text:p><text:s/>= -35 A</text:p>
          </table:table-cell>
          <table:table-cell table:formula="of:=&quot;CFG READ &quot;&amp;MID([.A171];3;4)&amp;&quot; &quot;&amp;MID([.B171];3;2)" office:value-type="string" office:string-value="CFG READ 2872 02" calcext:value-type="string">
            <text:p>CFG READ 2872 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4623</text:p>
          </table:table-cell>
          <table:table-cell table:style-name="ce4"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ttery current cutback: range</text:p>
          </table:table-cell>
          <table:table-cell office:value-type="string" calcext:value-type="string">
            <text:p><text:s/>= 15 A</text:p>
          </table:table-cell>
          <table:table-cell table:formula="of:=&quot;CFG READ &quot;&amp;MID([.A173];3;4)&amp;&quot; &quot;&amp;MID([.B173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3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office:value-type="string" calcext:value-type="string">
            <text:p>… recovery speed</text:p>
          </table:table-cell>
          <table:table-cell office:value-type="string" calcext:value-type="string">
            <text:p><text:s/>= 39 %/sec</text:p>
          </table:table-cell>
          <table:table-cell table:formula="of:=&quot;CFG READ &quot;&amp;MID([.A174];3;4)&amp;&quot; &quot;&amp;MID([.B174];3;2)" office:value-type="string" office:string-value="CFG READ 3813 30" calcext:value-type="string">
            <text:p>CFG READ 3813 3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31</text:p>
          </table:table-cell>
          <table:table-cell table:style-name="ce6" office:value-type="float" office:value="800" calcext:value-type="float">
            <text:p>800</text:p>
          </table:table-cell>
          <table:table-cell table:style-name="ce6"/>
          <table:table-cell office:value-type="string" calcext:value-type="string">
            <text:p>… cutback speed</text:p>
          </table:table-cell>
          <table:table-cell office:value-type="string" calcext:value-type="string">
            <text:p><text:s/>= 312,5 %/sec</text:p>
          </table:table-cell>
          <table:table-cell table:formula="of:=&quot;CFG READ &quot;&amp;MID([.A175];3;4)&amp;&quot; &quot;&amp;MID([.B175];3;2)" office:value-type="string" office:string-value="CFG READ 3813 31" calcext:value-type="string">
            <text:p>CFG READ 3813 3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Vrai</number:text>
    </number:number-style>
    <number:number-style style:name="N176P1" style:volatile="true">
      <number:text>Vrai</number:text>
    </number:number-style>
    <number:number-style style:name="N176">
      <number:text>Faux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f</number:text>
    </number:number-style>
    <number:number-style style:name="N178P1" style:volatile="true">
      <number:text>Actif</number:text>
    </number:number-style>
    <number:number-style style:name="N178">
      <number:text>Inacti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9" loext:min-decimal-places="9" number:min-integer-digits="1"/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10" loext:min-decimal-places="10" number:min-integer-digits="1"/>
    </number:number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3" loext:min-decimal-places="3" number:min-integer-digits="1"/>
      <number:text>%</number:text>
    </number:percentage-style>
    <number:number-style style:name="N194">
      <number:number number:decimal-places="13" loext:min-decimal-places="13" number:min-integer-digits="1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5" loext:min-decimal-places="15" number:min-integer-digits="1"/>
    </number:number-style>
    <number:number-style style:name="N197">
      <number:number number:decimal-places="16" loext:min-decimal-places="16" number:min-integer-digits="1"/>
    </number:number-style>
    <number:number-style style:name="N198">
      <number:number number:decimal-places="17" loext:min-decimal-places="17" number:min-integer-digits="1"/>
    </number:number-style>
    <number:number-style style:name="N199">
      <number:number number:decimal-places="18" loext:min-decimal-places="18" number:min-integer-digits="1"/>
    </number:number-style>
    <number:number-style style:name="N200">
      <number:number number:decimal-places="1" loext:min-decimal-places="1" number:min-integer-digits="1" number:grouping="true"/>
    </number:number-style>
    <number:number-style style:name="N201">
      <number:number number:decimal-places="3" loext:min-decimal-places="3" number:min-integer-digits="1" number:grouping="true"/>
    </number:number-style>
    <number:number-style style:name="N202">
      <number:number number:decimal-places="4" loext:min-decimal-places="4" number:min-integer-digits="1" number:grouping="true"/>
    </number:number-style>
    <number:number-style style:name="N203">
      <number:number number:decimal-places="5" loext:min-decimal-places="5" number:min-integer-digits="1" number:grouping="true"/>
    </number:number-style>
    <number:number-style style:name="N204">
      <number:number number:decimal-places="19" loext:min-decimal-places="19" number:min-integer-digits="1"/>
    </number:number-style>
    <number:number-style style:name="N205">
      <number:number number:decimal-places="20" loext:min-decimal-places="20" number:min-integer-digits="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fill-character> </loext:fill-character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2" style:volatile="true">
      <loext:text> £</loext:text>
      <loext:fill-character> </loext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text> $</loext:text>
      <loext:fill-character> </loext:fill-character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8P2" style:volatile="true">
      <loext:fill-character> </loext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8P2" style:volatile="true">
      <loext:fill-character> </loext:fill-character>
      <number:text>- €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2" style:volatile="true">
      <loext:fill-character> </loext:fill-character>
      <number:text>-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currency-style style:name="N252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2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5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6P0"/>
    </number:currency-style>
    <number:number-style style:name="N1013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de" number:country="DE">
      <number:text> -   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number:text> - €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de" number:country="DE">
      <number:minutes number:style="long"/>
      <number:text>:</number:text>
      <number:seconds number:style="long"/>
    </number:time-style>
    <number:time-style style:name="N10144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de" number:country="DE">
      <number:minutes number:style="long"/>
      <number:text>:</number:text>
      <number:seconds number:style="long" number:decimal-places="1"/>
    </number:time-style>
    <number:number-style style:name="N10146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.00.0000</text:date>, <text:time style:data-style-name="N2" text:time-value="13:40:54.6923483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7-04-01T13:41:41.690948816</dc:date>
    <dc:creator>Michael Balzer</dc:creator>
    <meta:editing-duration>P5DT12H25M16S</meta:editing-duration>
    <meta:editing-cycles>38</meta:editing-cycles>
    <meta:generator>LibreOffice/5.2.5.1$Linux_X86_64 LibreOffice_project/20m0$Build-1</meta:generator>
    <meta:document-statistic meta:table-count="1" meta:cell-count="969" meta:object-count="0"/>
  </office:meta>
</office:document-meta>
</file>